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1pt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7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8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3"/>
      <style:map style:condition="cell-content()=1" style:apply-style-name="Maso" style:base-cell-address="Sheet1.R33"/>
      <style:map style:condition="cell-content()&gt;=2" style:apply-style-name="OK" style:base-cell-address="Sheet1.R33"/>
    </style:style>
    <style:style style:name="ce29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5"/>
      <style:map style:condition="cell-content()=1" style:apply-style-name="Maso" style:base-cell-address="Sheet1.R35"/>
      <style:map style:condition="cell-content()&gt;=2" style:apply-style-name="OK" style:base-cell-address="Sheet1.R35"/>
    </style:style>
    <style:style style:name="ce30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1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26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26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5" office:value-type="string" calcext:value-type="string">
            <text:p>Tap Brasilero o mexican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30/09/20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19"/>
          <table:table-cell table:style-name="ce2"/>
          <table:table-cell table:style-name="ce19"/>
          <table:table-cell table:style-name="ce2" table:number-columns-repeated="3"/>
          <table:table-cell table:style-name="ce19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7/10/20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8/10/20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19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04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28/10/2017</text:p>
          </table:table-cell>
          <table:table-cell office:value-type="string" calcext:value-type="string">
            <text:p>NEERC 2017 Southern Subregional</text:p>
          </table:table-cell>
          <table:table-cell table:style-name="ce2"/>
          <table:table-cell/>
          <table:table-cell table:style-name="ce4"/>
          <table:table-cell/>
          <table:table-cell table:style-name="ce2" table:number-columns-repeated="4"/>
          <table:table-cell table:style-name="ce19" table:number-columns-repeated="2"/>
          <table:table-cell table:style-name="ce2"/>
          <table:table-cell/>
          <table:table-cell table:style-name="ce2"/>
          <table:table-cell table:style-name="ce6"/>
          <table:table-cell/>
          <table:table-cell table:style-name="ce28" office:value-type="float" office:value="2" calcext:value-type="float">
            <text:p>2</text:p>
          </table:table-cell>
          <table:table-cell table:number-columns-repeated="5"/>
          <table:table-cell table:style-name="ce7" table:number-columns-repeated="141"/>
          <table:table-cell table:number-columns-repeated="860"/>
        </table:table-row>
        <table:table-row table:style-name="ro5">
          <table:table-cell table:style-name="ce13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5">
          <table:table-cell table:style-name="ce13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30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style-name="ce2" table:number-columns-repeated="6"/>
          <table:table-cell table:style-name="ce4"/>
          <table:table-cell table:style-name="ce19"/>
          <table:table-cell table:style-name="ce2" table:number-columns-repeated="2"/>
          <table:table-cell table:style-name="ce19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30" office:value-type="float" office:value="2" calcext:value-type="float">
            <text:p>2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0/11/2017</text:p>
          </table:table-cell>
          <table:table-cell table:style-name="ce7" office:value-type="string" calcext:value-type="string">
            <text:p>ICPC Regional Latin America 2017</text:p>
          </table:table-cell>
          <table:table-cell table:style-name="ce19"/>
          <table:table-cell table:style-name="ce2" table:number-columns-repeated="2"/>
          <table:table-cell table:style-name="ce7"/>
          <table:table-cell table:style-name="ce2" table:number-columns-repeated="6"/>
          <table:table-cell table:style-name="ce7" table:number-columns-repeated="2"/>
          <table:table-cell table:style-name="ce4"/>
          <table:table-cell table:style-name="ce6"/>
          <table:table-cell table:style-name="ce1" office:value-type="string" calcext:value-type="string">
            <text:p>9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matcomgrader.com/contest/standing/6227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11/2017</text:p>
          </table:table-cell>
          <table:table-cell table:style-name="ce7" office:value-type="string" calcext:value-type="string">
            <text:p>RPC #14</text:p>
          </table:table-cell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 table:number-columns-repeated="2"/>
          <table:table-cell table:style-name="ce6" table:number-columns-repeated="4"/>
          <table:table-cell table:style-name="ce1" office:value-type="string" calcext:value-type="string">
            <text:p>4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2/12/2017</text:p>
          </table:table-cell>
          <table:table-cell table:style-name="ce7" office:value-type="string" calcext:value-type="string">
            <text:p>SWERC 15</text:p>
          </table:table-cell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7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 table:number-rows-repeated="4">
          <table:table-cell table:style-name="ce7" table:number-columns-repeated="16"/>
          <table:table-cell table:style-name="ce1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956">
          <table:table-cell table:style-name="ce7" table:number-columns-repeated="17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2062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R36:Sheet1.R1000 Sheet1.R11:Sheet1.R33">
            <calcext:condition calcext:apply-style-name="BAD" calcext:value="=0" calcext:base-cell-address="Sheet1.R11"/>
            <calcext:condition calcext:apply-style-name="Maso" calcext:value="=1" calcext:base-cell-address="Sheet1.R11"/>
            <calcext:condition calcext:apply-style-name="OK" calcext:value="&gt;=2" calcext:base-cell-address="Sheet1.R11"/>
          </calcext:conditional-format>
          <calcext:conditional-format calcext:target-range-address="Sheet1.R35:Sheet1.R37">
            <calcext:condition calcext:apply-style-name="BAD" calcext:value="=0" calcext:base-cell-address="Sheet1.R35"/>
            <calcext:condition calcext:apply-style-name="Maso" calcext:value="=1" calcext:base-cell-address="Sheet1.R35"/>
            <calcext:condition calcext:apply-style-name="OK" calcext:value="&gt;=2" calcext:base-cell-address="Sheet1.R35"/>
          </calcext:conditional-format>
          <calcext:conditional-format calcext:target-range-address="Sheet1.R34:Sheet1.R34">
            <calcext:condition calcext:apply-style-name="BAD" calcext:value="=0" calcext:base-cell-address="Sheet1.R33"/>
            <calcext:condition calcext:apply-style-name="Maso" calcext:value="=1" calcext:base-cell-address="Sheet1.R33"/>
            <calcext:condition calcext:apply-style-name="OK" calcext:value="&gt;=2" calcext:base-cell-address="Sheet1.R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 loext:vertical-justify="auto"/>
      <style:paragraph-properties css3t:text-justify="auto"/>
    </style:style>
    <style:style style:name="OK" style:family="table-cell" style:parent-style-name="Default">
      <style:table-cell-properties fo:background-color="#00cc00" loext:vertical-justify="auto"/>
      <style:paragraph-properties css3t:text-justify="auto"/>
    </style:style>
    <style:style style:name="BAD" style:family="table-cell" style:parent-style-name="Default">
      <style:table-cell-properties fo:background-color="#ff0000"/>
    </style:style>
    <style:style style:name="Maso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21:46:20.398137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1:49:10.298664260</dc:date>
    <meta:generator>LibreOffice/5.1.6.2$Linux_X86_64 LibreOffice_project/10m0$Build-2</meta:generator>
    <meta:editing-duration>PT7H5M40S</meta:editing-duration>
    <meta:editing-cycles>78</meta:editing-cycles>
    <meta:document-statistic meta:table-count="1" meta:cell-count="160" meta:object-count="0"/>
  </office:meta>
</office:document-meta>
</file>